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Ultrafine_20_Dashed" draw:fill="hatch" draw:fill-color="#666666" draw:fill-hatch-name="Grey_20_fine" draw:fill-hatch-solid="false" draw:textarea-horizontal-align="justify" draw:textarea-vertical-align="middle" draw:auto-grow-height="false"/>
    </style:style>
    <style:style style:name="gr2" style:family="graphic" style:parent-style-name="standard">
      <style:graphic-properties svg:stroke-width="0.051cm" draw:marker-start-width="0.352cm" draw:marker-end="Arrow" draw:marker-end-width="0.381cm"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Dashed" draw:fill="hatch" draw:fill-color="#e6e6e6" draw:fill-hatch-name="Blue_20_Triple_20_90_20_Degrees" draw:fill-hatch-solid="false" draw:textarea-horizontal-align="justify" draw:textarea-vertical-align="middle" draw:auto-grow-height="false"/>
    </style:style>
    <style:style style:name="gr6" style:family="graphic" style:parent-style-name="standard">
      <style:graphic-properties draw:stroke="none" draw:fill="solid" draw:fill-color="#cccc00" draw:textarea-horizontal-align="center" draw:textarea-vertical-align="middle"/>
    </style:style>
    <style:style style:name="gr7" style:family="graphic" style:parent-style-name="standard">
      <style:graphic-properties svg:stroke-width="0.051cm" draw:marker-start="Arrow" draw:marker-start-width="0.381cm" draw:marker-end="" draw:marker-end-width="0.376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style:use-window-font-color="true" fo:font-size="14pt" fo:font-style="italic" style:font-size-asian="14pt" style:font-style-asian="italic" style:font-size-complex="14pt" style:font-style-complex="italic"/>
    </style:style>
    <style:style style:name="P4" style:family="paragraph">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style:use-window-font-color="true" fo:font-size="14pt" fo:font-style="italic" style:font-size-asian="14pt" style:font-style-asian="italic" style:font-size-complex="14pt" style:font-style-complex="italic"/>
    </style:style>
    <style:style style:name="T3" style:family="text">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35cm" svg:height="3.175cm" svg:x="12.526cm" svg:y="8.621cm">
          <text:p/>
          <draw:enhanced-geometry svg:viewBox="0 0 21600 21600" draw:type="rectangle" draw:enhanced-path="M 0 0 L 21600 0 21600 21600 0 21600 0 0 Z N"/>
        </draw:custom-shape>
        <draw:custom-shape draw:style-name="gr1" draw:text-style-name="P1" draw:layer="layout" svg:width="3.335cm" svg:height="3.175cm" svg:x="4.825cm" svg:y="8.62cm">
          <text:p/>
          <draw:enhanced-geometry svg:viewBox="0 0 21600 21600" draw:type="rectangle" draw:enhanced-path="M 0 0 L 21600 0 21600 21600 0 21600 0 0 Z N"/>
        </draw:custom-shape>
        <draw:line draw:style-name="gr2" draw:text-style-name="P1" draw:layer="layout" svg:x1="13.295cm" svg:y1="3.54cm" svg:x2="13.295cm" svg:y2="7.38cm">
          <text:p/>
        </draw:line>
        <draw:line draw:style-name="gr3" draw:text-style-name="P1" draw:layer="layout" svg:x1="15cm" svg:y1="7.355cm" svg:x2="15cm" svg:y2="3.54cm">
          <text:p/>
        </draw:line>
        <draw:frame draw:style-name="gr4" draw:text-style-name="P2" draw:layer="layout" svg:width="3.148cm" svg:height="0.806cm" draw:transform="rotate (1.5707963267946) translate (14.13cm 7.223cm)">
          <draw:text-box>
            <text:p><text:span text:style-name="T1">Evaporation</text:span></text:p>
          </draw:text-box>
        </draw:frame>
        <draw:line draw:style-name="gr2" draw:text-style-name="P1" draw:layer="layout" svg:x1="7.395cm" svg:y1="3.54cm" svg:x2="7.395cm" svg:y2="7.38cm">
          <text:p/>
        </draw:line>
        <draw:line draw:style-name="gr3" draw:text-style-name="P1" draw:layer="layout" svg:x1="5.9cm" svg:y1="7.355cm" svg:x2="5.9cm" svg:y2="3.54cm">
          <text:p/>
        </draw:line>
        <draw:frame draw:style-name="gr4" draw:text-style-name="P2" draw:layer="layout" svg:width="4.638cm" svg:height="0.806cm" draw:transform="rotate (1.5707963267946) translate (4.93cm 7.323cm)">
          <draw:text-box>
            <text:p><text:span text:style-name="T1">Evapotranspiration</text:span></text:p>
          </draw:text-box>
        </draw:frame>
        <draw:custom-shape draw:style-name="gr5" draw:text-style-name="P1" draw:layer="layout" svg:width="3.347cm" svg:height="1.27cm" svg:x="12.488cm" svg:y="7.38cm">
          <text:p/>
          <draw:enhanced-geometry svg:viewBox="0 0 21600 21600" draw:type="rectangle" draw:enhanced-path="M 0 0 L 21600 0 21600 21600 0 21600 0 0 Z N"/>
        </draw:custom-shape>
        <draw:polygon draw:style-name="gr6" draw:text-style-name="P1" draw:layer="layout" svg:width="3.249cm" svg:height="1.169cm" svg:x="4.854cm" svg:y="7.45cm" svg:viewBox="0 0 3250 1170" draw:points="0,1170 3250,1170 3250,535 3226,140 3147,882 3087,349 2988,813 2909,47 2850,674 2730,233 2691,650 2573,302 2532,743 2454,209 2315,674 2235,650 2235,116 2157,813 2098,140 2058,882 1999,0 1939,790 1761,70 1721,650 1583,209 1543,790 1464,349 1305,697 1345,0 1187,720 1088,93 1048,697 949,70 929,720 810,47 810,720 672,186 593,813 533,279 415,859 453,256 277,859 217,163 137,743 19,186">
          <text:p/>
        </draw:polygon>
        <draw:line draw:style-name="gr3" draw:text-style-name="P1" draw:layer="layout" svg:x1="6.531cm" svg:y1="8.32cm" svg:x2="6.531cm" svg:y2="9.59cm">
          <text:p/>
        </draw:line>
        <draw:frame draw:style-name="gr4" draw:text-style-name="P3" draw:layer="layout" svg:width="4.253cm" svg:height="0.806cm" svg:x="8.277cm" svg:y="12.694cm">
          <draw:text-box>
            <text:p><text:span text:style-name="T2">Deep percolation</text:span></text:p>
          </draw:text-box>
        </draw:frame>
        <draw:frame draw:style-name="gr4" draw:text-style-name="P2" draw:layer="layout" svg:width="1.522cm" svg:height="0.806cm" draw:transform="rotate (1.5707963267946) translate (6.53cm 6.823cm)">
          <draw:text-box>
            <text:p><text:span text:style-name="T1">Rain</text:span></text:p>
          </draw:text-box>
        </draw:frame>
        <draw:frame draw:style-name="gr4" draw:text-style-name="P2" draw:layer="layout" svg:width="3.288cm" svg:height="0.806cm" draw:transform="rotate (1.5707963267946) translate (12.43cm 6.823cm)">
          <draw:text-box>
            <text:p><text:span text:style-name="T1">Snow or rain</text:span></text:p>
          </draw:text-box>
        </draw:frame>
        <draw:frame draw:style-name="gr4" draw:text-style-name="P4" draw:layer="layout" svg:width="2.657cm" svg:height="0.806cm" svg:x="5.128cm" svg:y="9.719cm">
          <draw:text-box>
            <text:p><text:span text:style-name="T3">Infiltration</text:span></text:p>
          </draw:text-box>
        </draw:frame>
        <draw:line draw:style-name="gr3" draw:text-style-name="P1" draw:layer="layout" svg:x1="14.23cm" svg:y1="8.32cm" svg:x2="14.23cm" svg:y2="9.59cm">
          <text:p/>
        </draw:line>
        <draw:frame draw:style-name="gr4" draw:text-style-name="P4" draw:layer="layout" svg:width="2.657cm" svg:height="0.806cm" svg:x="12.829cm" svg:y="9.719cm">
          <draw:text-box>
            <text:p><text:span text:style-name="T3">Infiltration</text:span></text:p>
          </draw:text-box>
        </draw:frame>
        <draw:line draw:style-name="gr3" draw:text-style-name="P1" draw:layer="layout" svg:x1="12.125cm" svg:y1="8.25cm" svg:x2="10.855cm" svg:y2="8.25cm">
          <text:p/>
        </draw:line>
        <draw:line draw:style-name="gr3" draw:text-style-name="P1" draw:layer="layout" svg:x1="12.125cm" svg:y1="9.85cm" svg:x2="10.855cm" svg:y2="9.85cm">
          <text:p/>
        </draw:line>
        <draw:line draw:style-name="gr3" draw:text-style-name="P1" draw:layer="layout" svg:x1="12.125cm" svg:y1="11.05cm" svg:x2="10.855cm" svg:y2="11.05cm">
          <text:p/>
        </draw:line>
        <draw:frame draw:style-name="gr4" draw:text-style-name="P3" draw:layer="layout" svg:width="3.622cm" svg:height="0.806cm" svg:x="8.427cm" svg:y="7.314cm">
          <draw:text-box>
            <text:p><text:span text:style-name="T2">Surface runoff</text:span></text:p>
          </draw:text-box>
        </draw:frame>
        <draw:frame draw:style-name="gr4" draw:text-style-name="P3" draw:layer="layout" svg:width="4.062cm" svg:height="0.806cm" svg:x="8.327cm" svg:y="8.914cm">
          <draw:text-box>
            <text:p><text:span text:style-name="T2">Preferential flow</text:span></text:p>
          </draw:text-box>
        </draw:frame>
        <draw:frame draw:style-name="gr4" draw:text-style-name="P3" draw:layer="layout" svg:width="2.382cm" svg:height="0.806cm" svg:x="8.927cm" svg:y="11.214cm">
          <draw:text-box>
            <text:p><text:span text:style-name="T2">Interflow</text:span></text:p>
          </draw:text-box>
        </draw:frame>
        <draw:line draw:style-name="gr7" draw:text-style-name="P1" draw:layer="layout" svg:x1="9.525cm" svg:y1="8.25cm" svg:x2="8.255cm" svg:y2="8.25cm">
          <text:p/>
        </draw:line>
        <draw:line draw:style-name="gr7" draw:text-style-name="P1" draw:layer="layout" svg:x1="9.525cm" svg:y1="9.85cm" svg:x2="8.255cm" svg:y2="9.85cm">
          <text:p/>
        </draw:line>
        <draw:line draw:style-name="gr7" draw:text-style-name="P1" draw:layer="layout" svg:x1="9.525cm" svg:y1="11.05cm" svg:x2="8.255cm" svg:y2="11.05cm">
          <text:p/>
        </draw:line>
        <draw:line draw:style-name="gr3" draw:text-style-name="P1" draw:layer="layout" svg:x1="14.225cm" svg:y1="13.05cm" svg:x2="12.955cm" svg:y2="13.05cm">
          <text:p/>
        </draw:line>
        <draw:line draw:style-name="gr7" draw:text-style-name="P1" draw:layer="layout" svg:x1="7.825cm" svg:y1="13.05cm" svg:x2="6.555cm" svg:y2="13.05cm">
          <text:p/>
        </draw:line>
        <draw:line draw:style-name="gr8" draw:text-style-name="P1" draw:layer="layout" svg:x1="6.515cm" svg:y1="13.065cm" svg:x2="6.515cm" svg:y2="11.16cm">
          <text:p/>
        </draw:line>
        <draw:line draw:style-name="gr8" draw:text-style-name="P1" draw:layer="layout" svg:x1="14.215cm" svg:y1="13.066cm" svg:x2="14.215cm" svg:y2="11.16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ue_20_Triple_20_90_20_Degrees" draw:display-name="Blue Triple 90 Degrees" draw:style="triple" draw:color="#99ccff" draw:distance="0.102cm" draw:rotation="900"/>
    <draw:hatch draw:name="Grey_20_fine" draw:display-name="Grey fine" draw:style="double" draw:color="#c0c0c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vid Kneis</meta:initial-creator>
    <meta:creation-date>2010-12-22T17:27:34</meta:creation-date>
    <meta:generator>OpenOffice.org/3.2$Linux OpenOffice.org_project/320m12$Build-9483</meta:generator>
    <dc:date>2012-05-26T19:58:37</dc:date>
    <dc:creator>David Kneis</dc:creator>
    <meta:editing-duration>PT01H16M55S</meta:editing-duration>
    <meta:editing-cycles>5</meta:editing-cycles>
    <meta:document-statistic meta:object-count="30"/>
  </office:meta>
</office:document-meta>
</file>